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rebuchet MS" svg:font-family="'Trebuchet MS', Arial, Helvetica, sans-serif"/>
    <style:font-face style:name="courier new" svg:font-family="'courier new', courier, monospace"/>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left="0cm" fo:margin-right="0cm" fo:margin-top="0cm" fo:margin-bottom="0cm" style:contextual-spacing="false" fo:line-height="140%" fo:text-align="start" style:justify-single-word="false" fo:text-indent="0cm" style:auto-text-indent="false" fo:padding="0cm" fo:border="none"/>
      <style:text-properties fo:font-variant="normal" fo:text-transform="none" fo:color="#000000" style:font-name="Trebuchet MS" fo:font-size="10.5pt" fo:letter-spacing="normal" fo:font-style="normal" fo:font-weight="normal"/>
    </style:style>
    <style:style style:name="P2" style:family="paragraph" style:parent-style-name="Text_20_body" style:list-style-name="L6">
      <style:paragraph-properties fo:margin-left="0cm" fo:margin-right="0cm" fo:margin-top="0cm" fo:margin-bottom="0cm" style:contextual-spacing="false" fo:line-height="140%" fo:text-align="start" style:justify-single-word="false" fo:text-indent="0cm" style:auto-text-indent="false" fo:padding="0cm" fo:border="none"/>
      <style:text-properties fo:font-variant="normal" fo:text-transform="none" fo:color="#000000" style:font-name="Trebuchet MS" fo:font-size="10.5pt" fo:letter-spacing="normal" fo:font-style="normal" fo:font-weight="normal"/>
    </style:style>
    <style:style style:name="P3" style:family="paragraph" style:parent-style-name="Text_20_body">
      <style:paragraph-properties fo:margin-left="0cm" fo:margin-right="0cm" fo:margin-top="0cm" fo:margin-bottom="0cm" style:contextual-spacing="false" style:line-height-at-least="0.503cm" fo:text-align="start" style:justify-single-word="false" fo:text-indent="0cm" style:auto-text-indent="false" fo:padding="0cm" fo:border="none"/>
      <style:text-properties fo:font-variant="normal" fo:text-transform="none" fo:color="#000000" style:font-name="Trebuchet MS" fo:font-size="10.5pt" fo:letter-spacing="normal" fo:font-style="normal" fo:font-weight="normal"/>
    </style:style>
    <style:style style:name="P4" style:family="paragraph" style:parent-style-name="Text_20_body" style:list-style-name="L6">
      <style:paragraph-properties fo:margin-left="0cm" fo:margin-right="0cm" fo:margin-top="0cm" fo:margin-bottom="0cm" style:contextual-spacing="false" style:line-height-at-least="0.503cm" fo:text-align="start" style:justify-single-word="false" fo:text-indent="0cm" style:auto-text-indent="false" fo:padding="0cm" fo:border="none"/>
      <style:text-properties fo:font-variant="normal" fo:text-transform="none" fo:color="#000000" style:font-name="Trebuchet MS" fo:font-size="10.5pt" fo:letter-spacing="normal" fo:font-style="normal" fo:font-weight="normal"/>
    </style:style>
    <style:style style:name="P5" style:family="paragraph" style:parent-style-name="Text_20_body" style:list-style-name="L7">
      <style:paragraph-properties fo:margin-left="0cm" fo:margin-right="0cm" fo:margin-top="0cm" fo:margin-bottom="0cm" style:contextual-spacing="false" style:line-height-at-least="0.503cm" fo:text-align="start" style:justify-single-word="false" fo:text-indent="0cm" style:auto-text-indent="false" fo:padding="0cm" fo:border="none"/>
      <style:text-properties fo:font-variant="normal" fo:text-transform="none" fo:color="#000000" style:font-name="Trebuchet MS" fo:font-size="10.5pt" fo:letter-spacing="normal" fo:font-style="normal" fo:font-weight="normal"/>
    </style:style>
    <style:style style:name="P6" style:family="paragraph" style:parent-style-name="Text_20_body" style:list-style-name="L9">
      <style:paragraph-properties fo:margin-left="0cm" fo:margin-right="0cm" fo:margin-top="0cm" fo:margin-bottom="0cm" style:contextual-spacing="false" style:line-height-at-least="0.503cm" fo:text-align="start" style:justify-single-word="false" fo:text-indent="0cm" style:auto-text-indent="false" fo:padding="0cm" fo:border="none"/>
      <style:text-properties fo:font-variant="normal" fo:text-transform="none" fo:color="#000000" style:font-name="Trebuchet MS" fo:font-size="10.5pt" fo:letter-spacing="normal" fo:font-style="normal" fo:font-weight="normal"/>
    </style:style>
    <style:style style:name="P7" style:family="paragraph" style:parent-style-name="Text_20_body">
      <style:paragraph-properties fo:margin-left="0cm" fo:margin-right="0cm" fo:margin-top="0cm" fo:margin-bottom="0cm" style:contextual-spacing="false" fo:line-height="140%" fo:text-align="start" style:justify-single-word="false" fo:text-indent="0cm" style:auto-text-indent="false" fo:padding="0cm" fo:border="none"/>
      <style:text-properties fo:font-variant="normal" fo:text-transform="none" fo:color="#000000" style:font-name="Trebuchet MS" fo:font-size="10.5pt" fo:letter-spacing="normal" fo:font-style="normal" fo:font-weight="bold"/>
    </style:style>
    <style:style style:name="P8" style:family="paragraph" style:parent-style-name="Text_20_body">
      <style:paragraph-properties fo:margin-left="0cm" fo:margin-right="0cm" fo:margin-top="0cm" fo:margin-bottom="0cm" style:contextual-spacing="false" fo:line-height="100%" fo:text-align="start" style:justify-single-word="false" fo:text-indent="0cm" style:auto-text-indent="false" fo:padding="0cm" fo:border="none"/>
      <style:text-properties fo:font-variant="normal" fo:text-transform="none" fo:color="#000000" style:font-name="Trebuchet MS" fo:font-size="10.5pt" fo:letter-spacing="normal" fo:font-style="normal" fo:font-weight="bold"/>
    </style:style>
    <style:style style:name="P9" style:family="paragraph" style:parent-style-name="Text_20_body">
      <style:paragraph-properties fo:margin-left="0cm" fo:margin-right="0cm" fo:margin-top="0cm" fo:margin-bottom="0cm" style:contextual-spacing="false" style:line-height-at-least="0.503cm" fo:text-align="start" style:justify-single-word="false" fo:text-indent="0cm" style:auto-text-indent="false" fo:padding="0cm" fo:border="none"/>
      <style:text-properties fo:font-variant="normal" fo:text-transform="none" fo:color="#000000" style:font-name="courier new" fo:font-size="10.5pt" fo:letter-spacing="normal" fo:font-style="normal" fo:font-weight="normal"/>
    </style:style>
    <style:style style:name="P10" style:family="paragraph" style:parent-style-name="Text_20_body">
      <style:paragraph-properties fo:margin-left="0cm" fo:margin-right="0cm" fo:margin-top="0cm" fo:margin-bottom="0cm" style:contextual-spacing="false" style:line-height-at-least="0.503cm" fo:text-align="start" style:justify-single-word="false" fo:text-indent="0cm" style:auto-text-indent="false" fo:padding="0cm" fo:border="none"/>
    </style:style>
    <style:style style:name="P11" style:family="paragraph" style:parent-style-name="Text_20_body">
      <style:paragraph-properties fo:margin-left="0cm" fo:margin-right="0cm" fo:margin-top="0cm" fo:margin-bottom="0cm" style:contextual-spacing="false" fo:line-height="140%" fo:text-align="start" style:justify-single-word="false" fo:text-indent="0cm" style:auto-text-indent="false" fo:padding="0cm" fo:border="none"/>
    </style:style>
    <style:style style:name="P12" style:family="paragraph" style:parent-style-name="Text_20_body" style:list-style-name="L8">
      <style:paragraph-properties fo:margin-left="0cm" fo:margin-right="0cm" fo:margin-top="0cm" fo:margin-bottom="0cm" style:contextual-spacing="false" fo:line-height="140%" fo:text-align="start" style:justify-single-word="false" fo:text-indent="0cm" style:auto-text-indent="false" fo:padding="0cm" fo:border="none"/>
    </style:style>
    <style:style style:name="P13" style:family="paragraph" style:parent-style-name="Text_20_body" style:list-style-name="L6">
      <style:paragraph-properties fo:margin-left="0cm" fo:margin-right="0cm" style:line-height-at-least="0.503cm" fo:text-align="start" style:justify-single-word="false" fo:text-indent="0cm" style:auto-text-indent="false" fo:padding="0cm" fo:border="none"/>
      <style:text-properties fo:font-variant="normal" fo:text-transform="none" fo:color="#000000" style:font-name="Trebuchet MS" fo:font-size="10.5pt" fo:letter-spacing="normal" fo:font-style="normal" fo:font-weight="normal"/>
    </style:style>
    <style:style style:name="P14" style:family="paragraph" style:parent-style-name="Text_20_body" style:list-style-name="L7">
      <style:paragraph-properties fo:margin-left="0cm" fo:margin-right="0cm" style:line-height-at-least="0.503cm" fo:text-align="start" style:justify-single-word="false" fo:text-indent="0cm" style:auto-text-indent="false" fo:padding="0cm" fo:border="none"/>
      <style:text-properties fo:font-variant="normal" fo:text-transform="none" fo:color="#000000" style:font-name="Trebuchet MS" fo:font-size="10.5pt" fo:letter-spacing="normal" fo:font-style="normal" fo:font-weight="normal"/>
    </style:style>
    <style:style style:name="P15" style:family="paragraph" style:parent-style-name="Text_20_body" style:list-style-name="L9">
      <style:paragraph-properties fo:margin-left="0cm" fo:margin-right="0cm" style:line-height-at-least="0.503cm" fo:text-align="start" style:justify-single-word="false" fo:text-indent="0cm" style:auto-text-indent="false" fo:padding="0cm" fo:border="none"/>
      <style:text-properties fo:font-variant="normal" fo:text-transform="none" fo:color="#000000" style:font-name="Trebuchet MS" fo:font-size="10.5pt" fo:letter-spacing="normal" fo:font-style="normal" fo:font-weight="normal"/>
    </style:style>
    <style:style style:name="P16" style:family="paragraph" style:parent-style-name="Text_20_body" style:list-style-name="L8">
      <style:paragraph-properties fo:margin-left="0cm" fo:margin-right="0cm" fo:line-height="140%" fo:text-align="start" style:justify-single-word="false" fo:text-indent="0cm" style:auto-text-indent="false" fo:padding="0cm" fo:border="none"/>
    </style:style>
    <style:style style:name="P17" style:family="paragraph" style:parent-style-name="Heading_20_2">
      <style:paragraph-properties fo:margin-left="0cm" fo:margin-right="0cm" fo:margin-top="0cm" fo:margin-bottom="0cm" style:contextual-spacing="false" fo:text-align="start" style:justify-single-word="false" fo:text-indent="0cm" style:auto-text-indent="false" fo:padding="0cm" fo:border="none"/>
      <style:text-properties fo:font-variant="normal" fo:text-transform="none" fo:color="#000000" style:font-name="Trebuchet MS" fo:letter-spacing="normal" fo:font-style="normal" fo:font-weight="bold"/>
    </style:style>
    <style:style style:name="P18" style:family="paragraph" style:parent-style-name="Heading_20_3">
      <style:paragraph-properties fo:margin-left="0cm" fo:margin-right="0cm" fo:margin-top="0cm" fo:margin-bottom="0cm" style:contextual-spacing="false" fo:line-height="100%" fo:text-align="start" style:justify-single-word="false" fo:text-indent="0cm" style:auto-text-indent="false" fo:padding="0cm" fo:border="none"/>
      <style:text-properties fo:font-variant="normal" fo:text-transform="none" fo:color="#000000" style:font-name="Trebuchet MS" fo:letter-spacing="normal" fo:font-style="normal" fo:font-weight="bold"/>
    </style:style>
    <style:style style:name="P19" style:family="paragraph" style:parent-style-name="Heading_20_3">
      <style:paragraph-properties fo:margin-left="0cm" fo:margin-right="0cm" fo:margin-top="0cm" fo:margin-bottom="0cm" style:contextual-spacing="false" fo:line-height="140%" fo:text-align="start" style:justify-single-word="false" fo:text-indent="0cm" style:auto-text-indent="false" fo:padding="0cm" fo:border="none"/>
      <style:text-properties fo:font-variant="normal" fo:text-transform="none" fo:color="#000000" style:font-name="Trebuchet MS" fo:font-size="10.5pt" fo:letter-spacing="normal" fo:font-style="normal" fo:font-weight="normal"/>
    </style:style>
    <style:style style:name="P2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font-name="courier new"/>
    </style:style>
    <style:style style:name="T2" style:family="text">
      <style:text-properties fo:font-variant="normal" fo:text-transform="none" fo:color="#000000" style:font-name="Trebuchet MS" fo:font-size="10.5pt" fo:letter-spacing="normal" fo:font-style="normal" fo:font-weight="normal"/>
    </style:style>
    <style:style style:name="T3" style:family="text">
      <style:text-properties fo:font-variant="normal" fo:text-transform="none" fo:color="#000000" style:font-name="Trebuchet MS" fo:font-size="10.5pt" fo:letter-spacing="normal" fo:font-style="italic" fo:font-weight="normal"/>
    </style:style>
    <style:style style:name="T4" style:family="text">
      <style:text-properties fo:font-variant="normal" fo:text-transform="none" fo:color="#000000" style:font-name="courier new" fo:font-size="10.5pt" fo:letter-spacing="normal" fo:font-style="normal" fo:font-weight="normal"/>
    </style:style>
    <style:style style:name="T5" style:family="text">
      <style:text-properties fo:font-variant="normal" fo:text-transform="none" fo:color="#000000" style:font-name="courier new" fo:font-size="10.5pt" fo:letter-spacing="normal" fo:font-style="italic" fo:font-weight="normal"/>
    </style:style>
    <style:style style:name="T6" style:family="text">
      <style:text-properties fo:font-variant="normal" fo:text-transform="none" fo:color="#99cc00" style:text-line-through-style="solid" style:font-name="courier new" fo:font-size="10.5pt" fo:letter-spacing="normal" fo:font-style="normal" fo:font-weight="normal"/>
    </style:style>
    <style:style style:name="T7" style:family="text">
      <style:text-properties fo:color="#99cc00" style:text-line-through-style="solid"/>
    </style:style>
    <style:style style:name="T8" style:family="text">
      <style:text-properties fo:color="#ff0066" officeooo:rsid="000f1065"/>
    </style:style>
    <style:style style:name="T9" style:family="text">
      <style:text-properties style:use-window-font-color="true" style:text-outline="false" style:text-line-through-style="none" style:text-position="0% 100%" style:font-name="DejaVu Sans" fo:font-size="10pt" fo:letter-spacing="normal" fo:language="pl" fo:country="PL"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ajnie byłoby móc zorganizować ognisko... wirtualne, takie z gitarą lub karaoke. Napisz w dwa programy: serwer i klient, dzięki którym będzie można przekazywać dźwięk (lub inne dane) pomiędzy wieloma klientami.</text:p>
      <text:p text:style-name="P7">"Zmienne" użyte w treści</text:p>
      <text:list xml:id="list5439168491560296341" text:style-name="L6">
        <text:list-item>
          <text:p text:style-name="P2">PORT - numer portu, z którego korzysta serwer do komunikacji (zarówno TCP, jak i UDP), domyślnie 10000 + (numer_albumu % 10000); ustawiany parametrem -p serwera, opcjonalnie też klient (patrz opis)</text:p>
        </text:list-item>
        <text:list-item>
          <text:p text:style-name="P2">SERVER_NAME - nazwa lub adres IP serwera, z którym powinien połączyć się klient, ustawiany parametrem -s klienta</text:p>
        </text:list-item>
        <text:list-item>
          <text:p text:style-name="P2">FIFO_SIZE - rozmiar w bajtach kolejki FIFO, którą serwer utrzymuje dla każdego z klientów; ustawiany parametrem -F serwera, domyślnie 10560</text:p>
        </text:list-item>
        <text:list-item>
          <text:p text:style-name="P2">FIFO_LOW_WATERMARK - opis w treści; ustawiany parametrem -L serwera, domyślnie 0</text:p>
        </text:list-item>
        <text:list-item>
          <text:p text:style-name="P2">FIFO_HIGH_WATERMARK - opis w treści; ustawiany parametrem -H serwera, domyślnie równy FIFO_SIZE<office:annotation><dc:creator>Monika Konopka</dc:creator><dc:date>2014-05-13T21:26:41.589049827</dc:date><text:list text:style-name=""><text:list-item><text:p text:style-name="P20"><text:span text:style-name="T9">Uwaga! Nie masz tego w kodzie</text:span></text:p></text:list-item></text:list></office:annotation></text:p>
        </text:list-item>
        <text:list-item>
          <text:p text:style-name="P2">BUF_LEN - rozmiar (w datagramach) bufora pakietów wychodzących, ustawiany parametrem -X serwera, domyślnie 10</text:p>
        </text:list-item>
        <text:list-item>
          <text:p text:style-name="P4">RETRANSMIT_LIMIT - opis w treści; ustawiany parametrem -X klienta, domyślnie 10</text:p>
        </text:list-item>
        <text:list-item>
          <text:p text:style-name="P13">TX_INTERVAL - czas (w milisekundach) pomiędzy kolejnymi wywołaniami miksera, ustawiany parametrem -i serwera; domyślnie: 5ms</text:p>
          <text:p text:style-name="P13"/>
        </text:list-item>
      </text:list>
      <text:h text:style-name="P17" text:outline-level="2">Serwer</text:h>
      <text:p text:style-name="P3">Serwer to nic innego jak duży mikser --- odbiera dane od wielu klientów, następnie miesza je wszystkie, otrzymując w efekcie jeden strumień danych. Następnie przesyła zmieszane dane z powrotem do wszystkich klientów. Opisana procedura odbywa się przy pomocy protokołu UDP.</text:p>
      <text:p text:style-name="P3">Serwer nasłuchuje na porcie PORT, zarówno na TCP, jak i na UDP. Połączenie TCP w zasadzie służy jedynie do wykrywania, że połączenie zostało przerwane. Protokół opisany jest dalej.</text:p>
      <text:p text:style-name="P3">Dla każdego klienta serwer powinien utrzymywać kolejkę FIFO wielkości FIFO_SIZE bajtów. Kolejka może być w jednym z dwóch stanów:</text:p>
      <text:list xml:id="list1941470537924726245" text:style-name="L7">
        <text:list-item>
          <text:p text:style-name="P5">FILLING - stan początkowy, a także ustalany wtedy, gdy liczba bajtów w FIFO stanie się mniejsza bądź równa FIFO_LOW_WATERMARK,</text:p>
        </text:list-item>
        <text:list-item>
          <text:p text:style-name="P14">ACTIVE - stan ustalany wtedy, gdy liczba bajtów w FIFO stanie się większa bądź rowna FIFO_HIGH_WATERMARK.</text:p>
        </text:list-item>
      </text:list>
      <text:p text:style-name="P3">Dane odebrane od klienta umieszczane są w kolejce z nim związanej. Jeśli w kolejce nie ma miejsca, serwer nie powinien próbować czytać danych od tego klienta.</text:p>
      <text:p text:style-name="P1">Poza tym co TX_INTERVAL serwer konstruuje datagram wyjściowy, przekazując dane z tych kolejek, które są w stanie ACTIVE, do poniższej funkcji miksującej, która powinna być umieszczona w osobnym pliku.</text:p>
      <text:p text:style-name="P3"><text:span text:style-name="T1">struct mixer_input {</text:span><text:line-break/>  <text:span text:style-name="T1">void* data;       // Wskaźnik na dane w FIFO</text:span><text:line-break/>  <text:span text:style-name="T1">size_t len;       // Liczba dostępnych bajtów</text:span><text:line-break/>  <text:span text:style-name="T1">size_t consumed;  // Wartość ustawiana przez mikser, wskazująca, ile bajtów należy<text:line-break/>                    // usunąć z FIFO.</text:span><text:line-break/><text:span text:style-name="T1">} </text:span></text:p>
      <text:p text:style-name="P9">void mixer(<text:line-break/><text:soft-page-break/>  struct mixer_input* inputs, size_t n,  // tablica struktur mixer_input, po jednej strukturze na każdą<text:line-break/>                                         // kolejkę FIFO w stanie ACTIVE<text:line-break/>  void* output_buf,                      // bufor, w którym mikser powinien umieścić dane do wysłania<text:line-break/>  size_t* output_size,                   // początkowo rozmiar output_buf, następnie mikser umieszcza<text:line-break/>                                         // w tej zmiennej liczbę bajtów zapisanych w output_buf<text:line-break/>  unsigned long tx_interval_ms           // wartość zmiennej TX_INTERVAL<text:line-break/>);</text:p>
      <text:p text:style-name="P10"><text:span text:style-name="T2">Domyślna implementacja powinna zakładać, że danymi w FIFO są liczby 16-bitowe ze znakiem, a na wyjście chcemy sumować odpowiadające sobie wartości. Każde wywołanie powinno wyprodukować dane długości </text:span><text:span text:style-name="Emphasis"><text:span text:style-name="T3">176*tx_interval_ms</text:span></text:span><text:span text:style-name="T2"> bajtów. Jeśli w którejś z kolejek jest mniej danych, trzeba założyć, że reszta to zera. Ewentualne przepełnienia należy obciąć do granicznych wartości typu 16-bitowego.</text:span></text:p>
      <text:p text:style-name="P10"><text:span text:style-name="T2">Zwrócone w </text:span><text:span text:style-name="Emphasis"><text:span text:style-name="T3">output_buf/output_size</text:span></text:span><text:span text:style-name="T2"> dane serwer wysyła przez UDP do wszystkich klientów (datagramy są wysyłane nawet jeśli </text:span><text:span text:style-name="Emphasis"><text:span text:style-name="T3">output_size </text:span></text:span><text:span text:style-name="T2">== 0).</text:span></text:p>
      <text:p text:style-name="P3">Należy zwrócić uwagę na to, żeby dane rzeczywiście były przesyłane średnio co TX_INTERVAL czasu, to ważne w przypadku danych audio. Często powtarzające się trzaski bądź przerwy mogą mieć związek z nieodpowiednią szybkością transmisji. Pojedyncze trzaski są dopuszczalne, trudno bowiem zapewnić powtarzalny czas odpowiedzi systemu na zdarzenia w skali, o której mowa w zadaniu. Będzie też pewna rozbieżność w szybkości zegarów pomiędzy komputerami w sieci. Prawdziwe systemy przesyłania multimediów korzystają z różnych algorytmów synchronizacji takich strumieni.</text:p>
      <text:p text:style-name="P1">Serwer powinien się zakończyć po odebraniu sygnału SIGINT (Ctrl-C).</text:p>
      <text:p text:style-name="P1"/>
      <text:h text:style-name="P17" text:outline-level="2">Klient</text:h>
      <text:p text:style-name="P3">Klient przekazuje dane ze standardowego wejścia do serwera oraz jednocześnie z serwera na standardowe wyjście.</text:p>
      <text:p text:style-name="P3">Jeśli klient otrzyma z linii komend argument -s, łączy się z serwerem o podanej nazwie (DNS-owej) lub adresie IP, na port przekazany ew. parametrem -p.</text:p>
      <text:p text:style-name="P1">Po wyczerpaniu danych ze standardowego wejścia klient się nie kończy, natomiast nadal przyjmuje dane z serwera. Klient powinien się zakończyć po odebraniu sygnału SIGINT (Ctrl-C).</text:p>
      <text:p text:style-name="P1">Numery portów klienta powinny być dynamicznie przydzielone przez system.</text:p>
      <text:p text:style-name="P1"/>
      <text:h text:style-name="P17" text:outline-level="2">Protokół</text:h>
      <text:p text:style-name="P3">Zdefiniowany poniżej format danych powinien umożliwiać komunikację między programami różnych autorów. Nie wolno zmieniać tego formatu ani go rozszerzać. W razie wątpliwości proszę pytać na forum.</text:p>
      <text:p text:style-name="P3"/>
      <text:h text:style-name="P18" text:outline-level="3">Format strumienia TCP</text:h>
      <text:p text:style-name="P3">Na początku klient nawiązuje połączenie TCP z serwerem. Po odebraniu połączenia serwer wysyła linijkę</text:p>
      <text:p text:style-name="P10"><text:span text:style-name="T4">CLIENT </text:span><text:span text:style-name="Emphasis"><text:span text:style-name="T5">clientid</text:span></text:span><text:span text:style-name="T4">\n</text:span></text:p>
      <text:p text:style-name="P3">gdzie clientid jest 32-bitową liczbą (zapisaną tekstem), identyfikującą połączenie. Po odebraniu takiej linii klient inicjuje komunikację po UDP (patrz niżej). Następnie serwer okresowo, co ok. sekundę przesyła tym połączeniem raport o wszystkich aktywnych klientach, w następującym formacie:</text:p>
      <text:p text:style-name="P10"><text:span text:style-name="Emphasis"><text:span text:style-name="T3">[gniazdo TCP klienta] FIFO: [bieżąca liczba bajtów w FIFO]/[FIFO_SIZE] (min. [minimalna liczba </text:span></text:span><text:soft-page-break/><text:span text:style-name="Emphasis"><text:span text:style-name="T3">bajtów w FIFO od ostatniego raportu], max. [maksymalna])\n</text:span></text:span></text:p>
      <text:p text:style-name="P3">Raport powinien być poprzedzony <text:span text:style-name="T7">sekwencją czyszczącą ekran (na terminalach uniksowych): "\x1b[H\x1b[2J"</text:span> pustą linią.</text:p>
      <text:p text:style-name="P3">Przykład:</text:p>
      <text:p text:style-name="P1"><text:span text:style-name="T1">\n</text:span><text:line-break/><text:span text:style-name="T1">127.0.0.1:50546 FIFO: 6040/7040 (min. 824, max. 7040)\n<text:line-break/>127.0.0.1:50547 FIFO: 42/7040 (min. 424, max. 4242)\n</text:span></text:p>
      <text:p text:style-name="P1"><text:span text:style-name="T1"/></text:p>
      <text:p text:style-name="P8">Format datagramów UDP</text:p>
      <text:p text:style-name="P10"><text:span text:style-name="T4">CLIENT </text:span><text:span text:style-name="Emphasis"><text:span text:style-name="T5">clientid</text:span></text:span><text:span text:style-name="T4">\n</text:span></text:p>
      <text:p text:style-name="P10"><text:span text:style-name="T2">Wysyłany przez klienta jako pierwszy datagram UDP. Parametr </text:span><text:span text:style-name="Emphasis"><text:span text:style-name="T3">clientid</text:span></text:span><text:span text:style-name="T2"> powinien być taki sam jak odebrany od serwera w połączeniu TCP.</text:span></text:p>
      <text:p text:style-name="P10"><text:span text:style-name="T4">UPLOAD </text:span><text:span text:style-name="Emphasis"><text:span text:style-name="T5">nr</text:span></text:span><text:span text:style-name="T4">\n</text:span><text:span text:style-name="T2"><text:line-break/></text:span><text:span text:style-name="T4">[dane]</text:span></text:p>
      <text:p text:style-name="P11"><text:span text:style-name="T2">Wysyłany przez klienta datagram z danymi. </text:span><text:span text:style-name="Emphasis"><text:span text:style-name="T3">Nr</text:span></text:span><text:span text:style-name="T2"> to numer datagramu, zwiększany o jeden przy każdym kolejnym fragmencie danych. Taki datagram może być wysłany tylko po uprzednim odebraniu wartości </text:span><text:span text:style-name="Emphasis"><text:span text:style-name="T3">ack</text:span></text:span><text:span text:style-name="T2"> (patrz ACK lub DATA) równej </text:span><text:span text:style-name="Emphasis"><text:span text:style-name="T3">nr</text:span></text:span><text:span text:style-name="T2"> oraz nie może zawierać więcej danych niż ostatnio odebrana wartość </text:span><text:span text:style-name="Emphasis"><text:span text:style-name="T3">win</text:span></text:span><text:span text:style-name="T2">.</text:span></text:p>
      <text:p text:style-name="P10"><text:span text:style-name="T4">DATA </text:span><text:span text:style-name="Emphasis"><text:span text:style-name="T5">nr ack win</text:span></text:span><text:span text:style-name="T4">\n</text:span><text:span text:style-name="T2"><text:line-break/></text:span><text:span text:style-name="T4">[dane]</text:span></text:p>
      <text:p text:style-name="P10"><text:span text:style-name="T2">Wysyłany przez serwer datagram z danymi. </text:span><text:span text:style-name="Emphasis"><text:span text:style-name="T3">Nr</text:span></text:span><text:span text:style-name="T2"> to numer datagramu, zwiększany o jeden przy każdym kolejnym fragmencie danych; służy do identyfikacji datagramów na potrzeby retransmisji. </text:span><text:span text:style-name="Emphasis"><text:span text:style-name="T3">Ack</text:span></text:span><text:span text:style-name="T2"> to numer kolejnego datagramu (patrz UPLOAD) oczekiwanego od klienta, a win to liczba wolnych bajtów w FIFO.</text:span></text:p>
      <text:p text:style-name="P10"><text:span text:style-name="T4">ACK</text:span><text:span text:style-name="Emphasis"><text:span text:style-name="T4"> </text:span></text:span><text:span text:style-name="Emphasis"><text:span text:style-name="T5">ack win</text:span></text:span><text:span text:style-name="T4">\n</text:span><text:span text:style-name="T2"><text:line-break/></text:span><text:span text:style-name="T6">[dane]</text:span></text:p>
      <text:p text:style-name="P10"><text:span text:style-name="T2">Wysyłany przez serwer datagram potwierdzający otrzymanie danych. Jest wysyłany po odebraniu każdego poprawnego datagramu UPLOAD. Znaczenie </text:span><text:span text:style-name="Emphasis"><text:span text:style-name="T3">ack</text:span></text:span><text:span text:style-name="T2"> i </text:span><text:span text:style-name="Emphasis"><text:span text:style-name="T3">win</text:span></text:span><text:span text:style-name="T2"> -- patrz DATA.</text:span></text:p>
      <text:p text:style-name="P11"><text:span text:style-name="T4">RETRANSMIT </text:span><text:span text:style-name="Emphasis"><text:span text:style-name="T5">nr</text:span></text:span><text:span text:style-name="T4">\n</text:span></text:p>
      <text:p text:style-name="P11"><text:span text:style-name="T2">Wysyłana przez klienta do serwera prośba o ponowne przesłanie wszystkich dostępnych datagramów o numerach większych lub równych </text:span><text:span text:style-name="Emphasis"><text:span text:style-name="T3">nr</text:span></text:span><text:span text:style-name="T2">.</text:span></text:p>
      <text:p text:style-name="P9">KEEPALIVE\n</text:p>
      <text:p text:style-name="P3">Wysyłany przez klienta do serwera 10 razy na sekundę.</text:p>
      <text:p text:style-name="P3"/>
      <text:h text:style-name="P17" text:outline-level="2">Wykrywanie kłopotów z połączeniem</text:h>
      <text:p text:style-name="P3">W przypadku wykrycia kłopotów z połączeniem przez klienta, powinien on zwolnić wszystkie zasoby oraz rozpocząć swoje działanie od początku, automatycznie, nie częściej jednak niż 2x na sekundę.<office:annotation><dc:creator>Monika Konopka</dc:creator><dc:date>2014-05-13T13:22:37.822776728</dc:date><text:list text:style-name=""><text:list-item><text:p text:style-name="P20"><text:span text:style-name="T9">Nie zapomnij o tym, ale możesz tego nie robić w 1. wersji programu </text:span></text:p></text:list-item><text:list-item><text:p text:style-name="P20"><text:span text:style-name="T9">Napisz tylko proste zamykanie klienta, gdy argumenty są złe</text:span></text:p></text:list-item></text:list></office:annotation> Tylko w przypadku kłopotów, co do których można oczekiwać, że bez sensu jest spróbować ponownie (np. zły format argumentów), klient powinien się zakończyć. Uznajemy, że w przypadku niemożności połączenia z serwerem, próbujemy do skutku.</text:p>
      <text:p text:style-name="P3">W przypadku wykrycia kłopotów z połączeniem przez serwer, powinien on zwolnić wszystkie zasoby związane z tym klientem. Klient pewnie spróbuje ponownie.</text:p>
      <text:p text:style-name="P3">Jeśli serwer przez sekundę nie odbierze żadnego datagramu UDP, uznaje połączenie za kłopotliwe. Zezwala się jednakże na połączenia TCP bez przesyłania danych UDP, jeśli się chce zobaczyć tylko raporty.</text:p>
      <text:p text:style-name="P3">Jeśli klient przez sekundę nie otrzyma żadnych danych od serwera (choćby pustego datagramu DATA), uznaje połączenie za kłopotliwe.</text:p>
      <text:p text:style-name="P3">Jeśli połączenie TCP zostanie przerwane, to też uznaje się je za kłopotliwe. :)</text:p>
      <text:p text:style-name="P3"><text:soft-page-break/></text:p>
      <text:h text:style-name="P17" text:outline-level="2">Retransmisje klient -&gt; serwer</text:h>
      <text:p text:style-name="P1">Jeśli klient otrzyma dwukotnie datagram DATA, bez potwierdzenia ostatnio wysłanego datagramu, powinien ponowić wysłanie ostatniego datagramu.</text:p>
      <text:p text:style-name="P1"/>
      <text:h text:style-name="P17" text:outline-level="2">Retransmisje serwer -&gt; klient</text:h>
      <text:p text:style-name="P1">Serwer nadaje strumienie danych przy pomocy UDP. Może się zdarzyć zatem, że niektóre datagramy nie dotrą do adresata. Serwer powinien posiadać bufor (algorytmicznie to jest kolejka FIFO, jednakże unikam tej nazwy, żeby nie mylić z odbiorczymi kolejkami FIFO serwera), w którym pamięta ostatnich BUF_LEN nadanych datagramów.</text:p>
      <text:p text:style-name="P11"><text:span text:style-name="T2">Jeśli klient otrzyma datagram z numerem (ozn. </text:span><text:span text:style-name="Emphasis"><text:span text:style-name="T3">nr_recv</text:span></text:span><text:span text:style-name="T2">) większym niż kolejny oczekiwany (ozn. </text:span><text:span text:style-name="Emphasis"><text:span text:style-name="T3">nr_expected</text:span></text:span><text:span text:style-name="T2">), powinien:</text:span></text:p>
      <text:list xml:id="list3853767053914341960" text:style-name="L8">
        <text:list-item>
          <text:p text:style-name="P12"><text:span text:style-name="T2">ów datagram porzucić, ale wysłać w odpowiedzi datagram "RETRANSMIT </text:span><text:span text:style-name="Emphasis"><text:span text:style-name="T3">nr_expected</text:span></text:span><text:span text:style-name="T2">", jeśli </text:span><text:span text:style-name="Emphasis"><text:span text:style-name="T3">nr_expected</text:span></text:span><text:span text:style-name="T2"> &gt;= </text:span><text:span text:style-name="Emphasis"><text:span text:style-name="T3">nr_recv</text:span></text:span><text:span text:style-name="T2"> - RETRANSMIT_LIMIT,</text:span></text:p>
        </text:list-item>
        <text:list-item>
          <text:p text:style-name="P16"><text:span text:style-name="T2">ów datagram przyjąć oraz uznać, że poprzedzających nie uda mu się nigdy odebrać (czyli </text:span><text:span text:style-name="Emphasis"><text:span text:style-name="T3">nr_expected</text:span></text:span><text:span text:style-name="T2"> := </text:span><text:span text:style-name="Emphasis"><text:span text:style-name="T3">nr_recv</text:span></text:span><text:span text:style-name="T2"> + 1) w p. p.</text:span></text:p>
        </text:list-item>
      </text:list>
      <text:p text:style-name="P3">Jeśli klient otrzyma datagram z numerem mniejszym niż kolejny oczekiwany, powinien ów datagram porzucić.</text:p>
      <text:p text:style-name="P10"><text:span text:style-name="T2">Żeby zapobiec jendak nadmiarowi retransmisji, klient pamięta masymalny numer </text:span><text:span text:style-name="Emphasis"><text:span text:style-name="T3">nr_max_seen</text:span></text:span><text:span text:style-name="T2"> otrzymanego datagramu DATA (licząc porzucone) i nigdy nie wysyła prośby o retransmisję w odpowiedzi na datagram, który nie zwiększa wartości </text:span><text:span text:style-name="Emphasis"><text:span text:style-name="T3">nr_max_seen</text:span></text:span><text:span text:style-name="T2">.</text:span></text:p>
      <text:p text:style-name="P7">Uruchomienie klienta</text:p>
      <text:h text:style-name="P19" text:outline-level="3">Na Moodle'u znajduje się plik sik-zad-skrypty.tgz, który zawiera przykładowe skrypty pozwalające przekazywać dane dźwiękowe z/do klienta.</text:h>
      <text:h text:style-name="P19" text:outline-level="3">Polecenie sox konwertuje plik MP3 na strumień surowych danych (44100 4-bajtowych sampli na każdą sekundę pliku wejściowego).</text:h>
      <text:p text:style-name="P3">Polecenie arecord i aplay można znaleźć w pakiecie alsa-utils.</text:p>
      <text:p text:style-name="P3">Możliwe, że polecenia w skryptach wymagają dostosowania do używanej dystrybucji. W przypadku pracy na wolniejszym komputerze lub w maszynie wirtualnej konieczne może być zwiększenie rozmiarów buforów nagrywania i odwarzania (parametr -B), kosztem większych opóźnień. W razie kłopotów proszę pisać na forum.</text:p>
      <text:p text:style-name="P7">Wymagana wydajność</text:p>
      <text:p text:style-name="P3">Przy uruchomieniu 10-ciu klientów (przykładowymi skryptami) i serwera na lokalnym komputerze, a także w lokalnej sieci, średnie opóźnienie odtwarzania nie powinno być większe niż 100ms.</text:p>
      <text:p text:style-name="P1">Praktycznie, nie teoretycznie, tzn. opóźnienie można zmierzyć jako różnicę czasu pomiędzy odczytaniem a wypisaniem tych samych danych przez klienta. Ten pomiar nie uwzględnia oczywiście opóźnień w linuksowym systemie dźwięku, i o to chodzi.</text:p>
      <text:p text:style-name="P1"/>
      <text:h text:style-name="P17" text:outline-level="2">Bonus (+0,5 do oceny, z możliwością uzyskania 5!)</text:h>
      <text:p text:style-name="P3">Do zaliczenia bonusu wymaga się, żeby końcowego efektu dało się wygodnie używać.</text:p>
      <text:p text:style-name="P10"><text:span text:style-name="T2">Bonus: napisać dodatkowo dwa skrypty (w dowolnym języku), które umożliwiają jednoczesne oglądanie filmu w kilku miejscach. Można założyć, że w owych miejscach znajdują się kopie tego samego filmu. Skrypt </text:span><text:span text:style-name="Emphasis"><text:span text:style-name="T3">player</text:span></text:span><text:span text:style-name="T2"> powinien uruchomić odtwarzacz oraz:</text:span></text:p>
      <text:list xml:id="list7941446621307386651" text:style-name="L9">
        <text:list-item>
          <text:p text:style-name="P6">synchronizować pozycję filmu, zatrzymanie itp.</text:p>
        </text:list-item>
        <text:list-item>
          <text:p text:style-name="P15"><text:soft-page-break/>przekazywać odgłosy, okrzyki, śmiechy oglądających, tak jak to robiłoby "normalne" e-ognisko</text:p>
        </text:list-item>
      </text:list>
      <text:p text:style-name="P3">Co znaczy, że pewnie najłatwiej jest uruchomić dwie instancje systemu, po jednej na każdy z powyższych punktów. Dopuszcza się takie rozwiązanie.</text:p>
      <text:p text:style-name="P3">Jako odtwarzacza można użyć np. MPlayera, którym można łatwo sterować ze skryptów (http://www.mplayerhq.hu/DOCS/tech/slave.txt). Proszę jednak pozostawić możliwość sterowania nim lokalnie, np. regulacji głośności, pełnego ekranu itp.</text:p>
      <text:p text:style-name="P10"><text:span text:style-name="T2">Skrypt </text:span><text:span text:style-name="Emphasis"><text:span text:style-name="T3">serwer</text:span></text:span><text:span text:style-name="T2"> powinien uruchamiać serwery.</text:span></text:p>
      <text:p text:style-name="P3">Do skryptów powinien być dołączony plik README z instrukcją obsługi.</text:p>
      <text:p text:style-name="P3">Można założyć, że uczestnicy mają w miarę porządne domowe łącza internetowe, choć możliwe, że mimo tego do uzyskania zadowalającego efektu potrzeba użycia innych parametrów danych audio niż w przykładach. Należy przeprowadzić testy. System powinien rozsądnie działać dla pięciu osób. Możliwe, że trzeba coś poradzić na sumujący się szum od wszystkich uczestników.</text:p>
      <text:p text:style-name="P3"/>
      <text:h text:style-name="P17" text:outline-level="2">Ustalenia wspólne i końcowe</text:h>
      <text:p text:style-name="P3">Programy zaliczeniowe muszą być tak napisane, żeby obsługa poszczególnych gniazd nie przerywała obsługi pozostałych, tzn. obsługę połączeń należy zlecić osobnym procesom/wątkom lub zastosować mechanizm select/poll lub podobny. Należy także wyłączyć algorytm Nagle'a dla połączeń TCP. Można założyć, że standardowe wejście/wyjście procesów obsługuje select/poll (jeśli nie, można wypisać stosowny komunikat i zakończyć proces z błędem).<office:annotation><dc:creator>Monika Konopka</dc:creator><dc:date>2014-05-13T13:33:09.195854765</dc:date><text:list text:style-name=""><text:list-item><text:p text:style-name="P20"><text:span text:style-name="T9">Uwaga! Nie zapomnieć wypisać ODPOWIEDNIEGO (czyli jak zidentyfikować ten problem) errora.</text:span></text:p></text:list-item></text:list></office:annotation></text:p>
      <text:p text:style-name="P3"/>
      <text:p text:style-name="P3">Programy powinny obsługiwać zarówno komunikację IPv4, jak i IPv6, jak jest to pokazane w materiałach do labów. Dotyczy to w szczególności obsługi parametru -s klienta. <text:span text:style-name="T8"><office:annotation><dc:creator>Monika Konopka</dc:creator><dc:date>2014-05-13T12:45:28.135205763</dc:date><text:list text:continue-numbering="true" text:style-name=""><text:list-item><text:p text:style-name="P20"><text:span text:style-name="T9">A więc zrobić wszystko dla IPv6, bo IPv6 obsługuje IPv4, ale nie na odwrót</text:span></text:p></text:list-item></text:list></office:annotation></text:span></text:p>
      <text:p text:style-name="P3"/>
      <text:p text:style-name="P3">Programy można pisać w C lub w C++(11). Należy używać API poznanych na laboratoriach, nie wykorzystywać bibliotek, które je opakowują, poza libevent oraz Boost:ASIO.</text:p>
      <text:p text:style-name="P3"/>
      <text:p text:style-name="P3">Ewentualne komunikaty diagnostyczne należy wypisywać na standardowe wyjście błędów.</text:p>
      <text:p text:style-name="P3"/>
      <text:p text:style-name="P3">Do rozwiązania należy dołączyć Makefile.</text:p>
      <text:p text:style-name="P3"/>
      <text:p text:style-name="P3">Pytania do treści proszę zadawać na forum. Mogą się tam też pojawiać istotne informacje, proszę więc czytać je na bieżąco.</text:p>
      <text:p text:style-name="P3"/>
      <text:p text:style-name="P3">Poza tym programy powinny działać rozsądnie, a nie tylko być zgodne z niniejszą treścią.</text:p>
      <text:p text:style-name="P3"/>
      <text:h text:style-name="P17" text:outline-level="2">Termin</text:h>
      <text:p text:style-name="P3">Termin oddania zadania to 20.05 23:59. Każde rozpoczęte 48h spóźnienia będzie kosztowało jeden punkt, jednak w sumie za spóźnienia nie będzie odjętych więcej niż 2p.</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Trebuchet MS" svg:font-family="'Trebuchet MS', Arial, Helvetica, sans-serif"/>
    <style:font-face style:name="courier new" svg:font-family="'courier new', courier, monospace"/>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letter-kerning="true" style:font-name-asian="DejaVu Sans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1"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1" style:font-size-asian="14pt" style:font-weight-asian="bold" style:font-name-complex="Lohit Hindi"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ika Konopka</meta:initial-creator>
    <meta:creation-date>2014-05-13T12:43:13.355193250</meta:creation-date>
    <dc:date>2014-05-13T21:26:50.647441572</dc:date>
    <dc:creator>Monika Konopka</dc:creator>
    <meta:editing-duration>PT8H42M31S</meta:editing-duration>
    <meta:editing-cycles>7</meta:editing-cycles>
    <meta:generator>LibreOffice/4.1.2.3$Linux_X86_64 LibreOffice_project/410m0$Build-3</meta:generator>
    <meta:document-statistic meta:table-count="0" meta:image-count="0" meta:object-count="0" meta:page-count="5" meta:paragraph-count="96" meta:word-count="1813" meta:character-count="13074" meta:non-whitespace-character-count="11190"/>
  </office:meta>
</office:document-meta>
</file>